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d2805" officeooo:paragraph-rsid="000d2805"/>
    </style:style>
    <style:style style:name="P2" style:family="paragraph" style:parent-style-name="Text_20_body">
      <style:text-properties officeooo:paragraph-rsid="000d2805"/>
    </style:style>
    <style:style style:name="P3" style:family="paragraph" style:parent-style-name="Heading_20_1">
      <style:text-properties officeooo:paragraph-rsid="000d2805"/>
    </style:style>
    <style:style style:name="P4" style:family="paragraph" style:parent-style-name="Heading_20_1">
      <style:text-properties officeooo:rsid="000d2805" officeooo:paragraph-rsid="000d2805"/>
    </style:style>
    <style:style style:name="P5" style:family="paragraph" style:parent-style-name="Title">
      <style:text-properties officeooo:rsid="000d2805" officeooo:paragraph-rsid="000d2805"/>
    </style:style>
    <style:style style:name="T1" style:family="text">
      <style:text-properties officeooo:rsid="000d280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Pi – Lesvoorstel (uitgebreid)</text:p>
      <text:h text:style-name="P3" text:outline-level="1">Intro</text:h>
      <text:h text:style-name="P3" text:outline-level="1"><text:span text:style-name="T1">Uitleg Hardware</text:span></text:h>
      <text:p text:style-name="P2"><text:span text:style-name="T1">1. </text:span>Theoretische uitleg</text:p>
      <text:p text:style-name="P2"><text:span text:style-name="T1">2. Laten in mekaar steken van de raspberry Pi en sensoren</text:span></text:p>
      <text:p text:style-name="P1">We voorzien ook scriptjes om de sensoren apart te laten werken, vb. zoemer aan en uit, LED aan en uit, sensor + zoemer/LED → sensorwaarde &gt; threshold → zoemer/sensor aan/uit</text:p>
      <text:h text:style-name="P4" text:outline-level="1">Uitleg Software</text:h>
      <text:p text:style-name="P1">1. We voorzien scriptjes waar input en output gelinked moeten worden</text:p>
      <text:p text:style-name="P1">vb. activatie code correct ingevoerd → activeer alarm </text:p>
      <text:p text:style-name="P1">alarm actief en deur toe → groene LEDjes branden</text:p>
      <text:p text:style-name="P1">alarm actief en deur open → rode LEDjes branden, neem foto, speel zoemer…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4:09:28.256889621</meta:creation-date>
    <dc:date>2017-02-28T14:16:12.219525265</dc:date>
    <meta:editing-duration>PT6M44S</meta:editing-duration>
    <meta:editing-cycles>1</meta:editing-cycles>
    <meta:document-statistic meta:table-count="0" meta:image-count="0" meta:object-count="0" meta:page-count="1" meta:paragraph-count="11" meta:word-count="93" meta:character-count="560" meta:non-whitespace-character-count="476"/>
    <meta:generator>LibreOffice/5.1.4.2$Linux_X86_64 LibreOffice_project/10m0$Build-2</meta:generator>
  </office:meta>
</office:document-meta>
</file>